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.212cm" svg:y="6.985cm" svg:width="16.748cm" draw:z-index="0">
        <draw:text-box fo:min-height="0.397cm">
          <text:p text:style-name="Text_20_body"/>
        </draw:text-box>
      </draw:frame>
      <text:h text:style-name="Heading_20_1" text:outline-level="1"><text:bookmark text:name="_ref216071411"/><text:bookmark text:name="TI000001235"/><text:bookmark text:name="_ref352248762"/><text:bookmark text:name="_ref352248763"/><text:bookmark text:name="_ref215637447"/><text:bookmark text:name="_ref216071407"/>Приложение 4. Перечень автоматически сохраняемых настроек</text:h>
      <text:p text:style-name="Text_20_body">Приложение описывает настройки, которые автоматически сохраняются платформой в системном хранилище.</text:p>
      <text:h text:style-name="Heading_20_2" text:outline-level="2"><text:bookmark text:name="TI000001236"/><text:bookmark text:name="IssOgl1_4.1_Хранилище_вариантов_отчета"/>4.1. Хранилище: вариантов отчета</text:h>
      <text:p text:style-name="Text_20_body">Настройка: варианты отчета</text:p>
      <text:p text:style-name="Text_20_body">● Ключ объекта ‑ полное имя отчета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тчет.Продажи</text:p>
      <text:p text:style-name="Text_20_body">● Ключ настройки ‑ текстовый идентификатор варианта.</text:p>
      <text:p text:style-name="Text_20_body">Пример ключа настройк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ПродажиПоРегионам</text:p>
      <text:p text:style-name="Text_20_body">● Тип сохраняемого значения ‑ НастройкиКомпоновкиДанных.</text:p>
      <text:h text:style-name="Heading_20_2" text:outline-level="2"><text:bookmark text:name="TI000001237"/><text:bookmark text:name="IssOgl1_4.2_Хранилище_настроек_отчета"/>4.2. Хранилище: настроек отчета</text:h>
      <text:p text:style-name="Text_20_body">Настройка: настройки отчета</text:p>
      <text:p text:style-name="Text_20_body">● Ключ объекта ‑ текстовая строка, составленная из полного имени отчета, символа «/» и ключа варианта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тчет.Продажи/ПродажиПоРегионам</text:p>
      <text:p text:style-name="Text_20_body">● Ключ настройки ‑ текстовый идентификатор настройки.</text:p>
      <text:p text:style-name="Text_20_body">Пример ключа настройк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МоиКлиенты</text:p>
      <text:p text:style-name="Text_20_body">● Тип сохраняемого значения ‑ ПользовательскиеНастройкиКомпоновкиДанных.</text:p>
      <text:h text:style-name="Heading_20_2" text:outline-level="2"><text:bookmark text:name="_ref384223669"/><text:bookmark text:name="TI000001238"/><text:bookmark text:name="IssOgl1_4.3_Хранилище_данные_форм"/>4.3. Хранилище: данные форм</text:h>
      <text:p text:style-name="Text_20_body">Настройка: значения полей формы</text:p>
      <text:p text:style-name="Text_20_body">● Ключ объекта ‑ полное имя формы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</text:p>
      <text:p text:style-name="Text_20_body"><text:soft-page-break/>● Ключ настройки ‑ текстовый идентификатор сохраняемых значений.</text:p>
      <text:p text:style-name="Text_20_body">Пример ключа настройк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ВыгрузкаВСбербанк</text:p>
      <text:p text:style-name="Text_20_body">● Тип сохраняемого значения ‑ Соответствие. Ключом соответствия выступает текстовый путь к сохраняемому реквизиту данных, а значением является значение реквизита.</text:p>
      <text:h text:style-name="Heading_20_2" text:outline-level="2"><text:bookmark text:name="_ref363646570"/><text:bookmark text:name="_ref414275799"/><text:bookmark text:name="TI000001569"/><text:bookmark text:name="IssOgl1_4.4_Хранилище_настроек_динамического_списка"/>4.4. Хранилище: настроек динамического списка</text:h>
      <text:p text:style-name="Text_20_body">Настройка: настройки динамического списка</text:p>
      <text:p text:style-name="Text_20_body">● Ключ объекта ‑ является строковым значением, состоящим из полного имени формы и имени реквизита типа ДинамическийСписок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Документ.ПриходТовара.Форма.ФормаСписка.Список</text:p>
      <text:p text:style-name="Text_20_body">● Ключ настройки ‑ текстовый идентификатор сохраняемых значений.</text:p>
      <text:p text:style-name="Text_20_body">● Тип сохраняемого значения ‑ ПользовательскиеНастройкиКомпоновкиДанных.</text:p>
      <text:h text:style-name="Heading_20_2" text:outline-level="2"><text:bookmark text:name="_ref377991646"/><text:bookmark text:name="_ref377991645"/><text:bookmark text:name="TI000001239"/><text:bookmark text:name="IssOgl1_4.5_Системное_хранилище"/>4.5. Системное хранилище</text:h>
      <text:p text:style-name="Text_20_body">Настройка: ключ текущего варианта отчета</text:p>
      <text:p text:style-name="Text_20_body">● Ключ объекта ‑ текстовая строка, составленная из полного имени отчета и строки /КлючТекущегоВарианта (/CurrentVariantKey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тчет.Продажи/КлючТекущегоВарианта</text:p>
      <text:p text:style-name="Text_20_body">Если у формы установлено свойство КлючНазначенияИспользования, то ключ объекта формируется следующим образом: полное имя отчета, символ "/", значение свойства КлючНазначенияИспользования и строка /КлючТекущегоВарианта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тчет.Продажи/ДляФормыНачисленияСкидок/КлючТекущегоВарианта</text:p>
      <text:p text:style-name="Text_20_body">В данном примере свойство КлючНазначенияИспользования имеет значение ДляФормыНачисленияСкидок.</text:p>
      <text:p text:style-name="Text_20_body">● Ключ настройки ‑ пустая строка.</text:p>
      <text:p text:style-name="Text_20_body">● Тип сохраняемого значения ‑ произвольное значение, содержащее ключ текущего варианта.</text:p>
      <text:p text:style-name="Text_20_body">Настройка: ключ текущей настройки отчета</text:p>
      <text:p text:style-name="Text_20_body">● Ключ объекта ‑ является строковым значением, состоящим из полного имени отчета, ключа варианта отчета (в виде строки) и текста /КлючТекущихПользовательскихНастроек (/CurrentUserSettingsKey).</text:p>
      <text:p text:style-name="Text_20_body">Пример ключа объекта:</text:p>
      <text:p text:style-name="Text_20_body"><text:soft-page-break/><text:a xlink:type="simple" xlink:href="javascript:" text:style-name="Internet_20_link" text:visited-style-name="Visited_20_Internet_20_Link">Копировать в буфер обмена</text:a> </text:p>
      <text:p text:style-name="P1">Отчет.Продажи/ПродажиПоРегионам/КлючТекущихПользовательскихНастроек</text:p>
      <text:p text:style-name="Text_20_body">Если у формы установлено свойство КлючНазначенияИспользования, то ключ объекта формируется следующим образом: полное имя отчета, символ "/", ключ варианта отчета в виде строки, символ "/", значение свойства КлючНазначенияИспользования и строка /КлючТекущихПользовательскихНастроек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тчет.Продажи/ПродажиПоРегионам/ДляФормыНачисленияСкидок/КлючТекущихПользовательскихНастроек</text:p>
      <text:p text:style-name="Text_20_body">В данном примере ключ варианта отчета имеет значения ПродажиПоРегионам, а свойство КлючНазначенияИспользования имеет значение ДляФормыНачисленияСкидок.</text:p>
      <text:p text:style-name="Text_20_body">● Ключ настройки ‑ пустая строка.</text:p>
      <text:p text:style-name="Text_20_body">● Тип сохраняемого значения ‑ произвольное значение, содержащее ключ текущего варианта.</text:p>
      <text:p text:style-name="Text_20_body">Настройка: настройки варианта отчета при закрытии отчета или смене варианта</text:p>
      <text:p text:style-name="Text_20_body">● Ключ объекта ‑ является строковым значением, состоящим из полного имени отчета, ключа варианта отчета (в виде строки) и текста /ТекущиеПользовательскиеНастройки (/CurrentUserSettings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тчет.Продажи/ПродажиПоРегионам/ТекущиеПользовательскиеНастройки</text:p>
      <text:p text:style-name="Text_20_body">Если у формы установлено свойство КлючНазначенияИспользования, то ключ объекта формируется следующим образом: полное имя отчета, символ "/", ключ варианта отчета в виде строки, символ "/", значение свойства КлючНазначенияИспользования и строка /ТекущиеПользовательскиеНастройки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тчет.Продажи/ПродажиПоРегионам/ДляФормыНачисленияСкидок/ТекущиеПользовательскиеНастройки</text:p>
      <text:p text:style-name="Text_20_body">В данном примере ключ варианта отчета имеет значения ПродажиПоРегионам, а свойство КлючНазначенияИспользования имеет значение ДляФормыНачисленияСкидок.</text:p>
      <text:p text:style-name="Text_20_body">● Ключ настройки ‑ пустая строка.</text:p>
      <text:p text:style-name="Text_20_body">● Тип сохраняемого значения ‑ ПользовательскиеНастройкиКомпоновкиДанных.</text:p>
      <text:p text:style-name="Text_20_body">Настройка: ключ текущей настройки полей формы</text:p>
      <text:p text:style-name="Text_20_body">● Ключ объекта ‑ является строковым значением, состоящим из полного имени формы и текста /КлючТекущихНастроекДанных (/CurrentDataSettingsKey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/КлючТекущихНастроекДанных</text:p>
      <text:p text:style-name="Text_20_body">Если у формы установлено свойство КлючНазначенияИспользования, то ключ объекта формируется следующим образом: полное имя формы, символ "/", значение свойства КлючНазначенияИспользования и строка /КлючТекущихНастроекДанных.</text:p>
      <text:p text:style-name="Text_20_body"><text:soft-page-break/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/ДляФормыНачисленияСкидок/КлючТекущихНастроекДанных</text:p>
      <text:p text:style-name="Text_20_body">В данном примере свойство КлючНазначенияИспользования имеет значение ДляФормыНачисленияСкидок.</text:p>
      <text:p text:style-name="Text_20_body">● Ключ настройки ‑ пустая строка.</text:p>
      <text:p text:style-name="Text_20_body">● Тип сохраняемого значения ‑ произвольное значение, содержащее ключ текущей настройки.</text:p>
      <text:p text:style-name="Text_20_body">Настройка: значения полей формы при закрытии</text:p>
      <text:p text:style-name="Text_20_body">● Ключ объекта ‑ является строковым значением, состоящим из полного имени формы и текста /ТекущиеДанные (/CurrentData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/ТекущиеДанные</text:p>
      <text:p text:style-name="Text_20_body">Если у формы установлено свойство КлючНазначенияИспользования, то ключ объекта формируется следующим образом: полное имя формы, символ "/", значение свойства КлючНазначенияИспользования и строка /ТекущиеДанные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/ДляФормыНачисленияСкидок/ТекущиеДанные</text:p>
      <text:p text:style-name="Text_20_body">В данном примере свойство КлючНазначенияИспользования имеет значение ДляФормыНачисленияСкидок.</text:p>
      <text:p text:style-name="Text_20_body">● Ключ настройки ‑ пустая строка.</text:p>
      <text:p text:style-name="Text_20_body">● Тип сохраняемого значения ‑ Соответствие. Ключом элемента соответствия выступает текстовый путь к сохраняемому реквизиту данных, а значением является значение реквизита.</text:p>
      <text:p text:style-name="Text_20_body">Настройка: настройка отображения формы</text:p>
      <text:p text:style-name="Text_20_body">● Ключ объекта ‑ является строковым значением, состоящим из полного имени формы и текста /НастройкиФормы (/FormSettings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/НастройкиФормы</text:p>
      <text:p text:style-name="Text_20_body">Если у формы установлено свойство КлючНазначенияИспользования (значение свойства не пустое), то ключ объекта формируется следующим образом: полное имя формы, символ "/", значение свойства КлючНазначенияИспользования и строка /НастройкиФормы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/ОсновнойВариант/НастройкиФормы</text:p>
      <text:p text:style-name="Text_20_body">В данном примере свойство КлючНазначенияИспользования имеет значение ОсновнойВариант.</text:p>
      <text:p text:style-name="Text_20_body">● Ключ настройки ‑ пустая строка.</text:p>
      <text:p text:style-name="Text_20_body"><text:soft-page-break/>● Тип сохраняемого значения ‑ НастройкиФормы. Объект без свойств и методов.</text:p>
      <text:p text:style-name="Text_20_body">Настройка: размеры формы и элементов управления, положение разделителей, состояние панели обсуждения (размер и открыта/закрыта) и ширины колонок таблиц</text:p>
      <text:p text:style-name="Text_20_body">● Ключ объекта ‑ является строковым значением, состоящим из полного имени формы и текста /НастройкиОкна (/WindowSettings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/НастройкиОкна</text:p>
      <text:p text:style-name="Text_20_body">Если при работе с формой задано свойство формы КлючСохраненияПоложенияОкна, то ключ объекта будет включать значение этого ключа &lt;ЗначениеКлючаСохраненияПоложенияОкна&gt;/НастройкиОкна.</text:p>
      <text:p text:style-name="Text_20_body">Например, если значение ключа сохранения окна равно ОсновнойРежим, то вышеуказанный пример будет выглядеть следующим образо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/ОсновнойРежим/НастройкиОкна</text:p>
      <text:p text:style-name="Text_20_body">● Ключ настройки ‑ пустая строка.</text:p>
      <text:p text:style-name="Text_20_body">● Тип сохраняемого значения ‑ НастройкиОкна. Объект без свойств и методов.</text:p>
      <text:p text:style-name="Text_20_body">При необходимости удалить настройки какой-либо формы, эту операцию следует выполнять перед первым открытием формы в текущем сеансе.</text:p>
      <text:p text:style-name="Text_20_body">Настройка: настройки для основного окна приложения</text:p>
      <text:p text:style-name="Text_20_body">● Ключ объекта ‑ строковое значение ОсновноеОкно/НастройкиОкна (MainWindow/WindowSettings).</text:p>
      <text:p text:style-name="Text_20_body">● Ключ настройки ‑ пустая строка.</text:p>
      <text:p text:style-name="Text_20_body">● Тип сохраняемого значения ‑ НастройкиОкна. Объект без свойств и методов.</text:p>
      <text:p text:style-name="Text_20_body">Настройка: положение разделителей рабочего стола</text:p>
      <text:p text:style-name="Text_20_body">● Ключ объекта ‑ строковое значение. Зависит от используемого режима совместимости:</text:p>
      <text:p text:style-name="Text_20_body">● Версия 8.3.2 и младше: РабочийСтол/НастройкиОкна (Desktop/WindowSettings).</text:p>
      <text:p text:style-name="Text_20_body">● Версия 8.3.3 и старше:</text:p>
      <text:p text:style-name="Text_20_body">● Обычный интерфейс: НачальнаяСтраница/НастройкиОкна (StartPage/WindowSettings).</text:p>
      <text:p text:style-name="Text_20_body">● Интерфейс Такси: НачальнаяСтраница/Такси/НастройкиОкна (StartPage/Taxi/WindowSettings).</text:p>
      <text:p text:style-name="Text_20_body">● Версия 8.3.8 и старше:</text:p>
      <text:p text:style-name="Text_20_body">● Обычный интерфейс: НачальнаяСтраница/НастройкиОкна (HomePage/WindowSettings).</text:p>
      <text:p text:style-name="Text_20_body">● Интерфейс Такси: НачальнаяСтраница/Такси/НастройкиОкна (HomePage/Taxi/WindowSettings).</text:p>
      <text:p text:style-name="Text_20_body">● Ключ настройки ‑ пустая строка.</text:p>
      <text:p text:style-name="Text_20_body">● Тип сохраняемого значения ‑ НастройкиОкна. Объект без свойств и методов.</text:p>
      <text:p text:style-name="Text_20_body">Настройка: размеры формы и элементов управления, положение разделителей, состояние панели обсуждения (размер и открыта/закрыта) и ширины колонок таблиц в веб-клиенте</text:p>
      <text:p text:style-name="Text_20_body">● Ключ объекта ‑ является строковым значением, состоящим из полного имени формы и текста /НастройкиОкнаВебКлиента (/WebClientWindowSettings).</text:p>
      <text:p text:style-name="Text_20_body"><text:soft-page-break/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работка.ВыгрузкаДанных.Форма.ОсновнаяФорма/НастройкиОкнаВебКлиента</text:p>
      <text:p text:style-name="Text_20_body">● Ключ настройки ‑ пустая строка.</text:p>
      <text:p text:style-name="Text_20_body">● Тип сохраняемого значения ‑ НастройкиОкна. Объект без свойств и методов.</text:p>
      <text:p text:style-name="Text_20_body">Настройка: настройки начальной страницы (рабочего стола)</text:p>
      <text:p text:style-name="Text_20_body">● Ключ объекта ‑ строковое значение. Зависит от используемого режима совместимости:</text:p>
      <text:p text:style-name="Text_20_body">● Версия 8.3.2 и младше: Общее/НастройкиРабочегоСтола (Common/DesktopSettings).</text:p>
      <text:p text:style-name="Text_20_body">● Версия 8.3.2 и старше: Общее/НастройкиНачальнойСтраницы (Common/StartPageSettings).</text:p>
      <text:p text:style-name="Text_20_body">● Версия 8.3.8 и старше: Общее/НастройкиНачальнойСтраницы (Common/HomePageSettings).</text:p>
      <text:p text:style-name="Text_20_body">● Ключ настройки ‑ пустая строка.</text:p>
      <text:p text:style-name="Text_20_body">● Тип сохраняемого значения ‑ НастройкиНачальнойСтраницы. Объект без свойств и методов.</text:p>
      <text:p text:style-name="Text_20_body">Настройка: избранное</text:p>
      <text:p text:style-name="Text_20_body">● Ключ объекта ‑ строковое значение Общее/ИзбранноеРаботыПользователя (Common/UserWorkFavorites).</text:p>
      <text:p text:style-name="Text_20_body">● Ключ настройки ‑ пустая строка.</text:p>
      <text:p text:style-name="Text_20_body">● Тип сохраняемого значения ‑ ИзбранноеРаботыПользователя.</text:p>
      <text:p text:style-name="Text_20_body">Настройка: настройки динамического списка</text:p>
      <text:p text:style-name="Text_20_body">● Ключ объекта ‑ является строковым значением, состоящим из полного имени формы, имени реквизита типа ДинамическийСписок и текста /ТекущиеПользовательскиеНастройки (/CurrentUserSettings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Документ.ПриходТовара.Форма.ФормаСписка.Список/ТекущиеПользовательскиеНастройки</text:p>
      <text:p text:style-name="Text_20_body">Если при работе с формой задано свойство формы КлючСохраненияПоложенияОкна, то ключ объекта будет включать значение этого ключа &lt;ЗначениеКлючаСохраненияПоложенияОкна&gt;/ ТекущиеПользовательскиеНастройки.</text:p>
      <text:p text:style-name="Text_20_body">Например, если значение ключа сохранения окна равно ОсновнойРежим, то вышеуказанный пример будет выглядеть следующим образо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Документ.ПриходТовара.Форма.ФормаСписка.Список/ОсновнойРежим/ТекущиеПользовательскиеНастройки</text:p>
      <text:p text:style-name="Text_20_body">● Ключ настройки ‑ пустая строка.</text:p>
      <text:p text:style-name="Text_20_body">● Тип сохраняемого значения ‑ ПользовательскиеНастройкиКомпоновкиДанных.</text:p>
      <text:p text:style-name="Text_20_body">Настройка: история поиска в таблице, связанной с динамическим списком</text:p>
      <text:p text:style-name="Text_20_body">● Ключ объекта ‑ Общее/ИсторияПоискаТаблицы/&lt;Имя формы&gt;.&lt;Имя таблицы&gt; (Common/TableSearchHistory/&lt;Имя формы&gt;.&lt;Имя таблицы&gt;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<text:soft-page-break/>Общее/ИсторияПоискаТаблицы/Справочник.Товары.Форма.ФормаСписка.Список</text:p>
      <text:p text:style-name="Text_20_body">● Ключ настройки ‑ пустая строка.</text:p>
      <text:p text:style-name="Text_20_body">● Тип сохраняемого значения ‑ ИсторияПоискаТаблицы. Объект без свойств и методов.</text:p>
      <text:p text:style-name="Text_20_body">Настройка: настройки глобального командного интерфейса</text:p>
      <text:p text:style-name="Text_20_body">● Ключ объекта ‑ строковое значение, один из вариантов:</text:p>
      <text:p text:style-name="Text_20_body">● Общее/ПанельРазделов/НастройкиКомандногоИнтерфейса (Common/SectionsPanel/CommandInterfaceSettings) ‑ настройки панели разделов;</text:p>
      <text:p text:style-name="Text_20_body">● полное имя фрагмента командного интерфейса и /ПанельДействий/НастройкиКомандногоИнтерфейса (/ActionsPanel/CommandInterfaceSettings) ‑ настройки панели действий подсистемы;</text:p>
      <text:p text:style-name="Text_20_body">● полное имя фрагмента командного интерфейса и /ПанельНавигации/НастройкиКомандногоИнтерфейса (/NavigationPanel/CommandInterfaceSettings) ‑ настройки панели навигации подсистемы;</text:p>
      <text:p text:style-name="Text_20_body">● РабочийСтол/ПанельДействий/НастройкиКомандногоИнтерфейса (Desktop/ActionsPanel/CommandInterfaceSettings) ‑ настройки панели действий рабочего стола (в режиме совместимости с версией 8.3.2 и младше);</text:p>
      <text:p text:style-name="Text_20_body">● ОсновнойРаздел/ПанельДействий/НастройкиКомандногоИнтерфейса (MainSection/ActionsPanel/CommandInterfaceSettings) ‑ настройки панели действий рабочего стола (в режиме совместимости старше, чем версия 8.3.2);</text:p>
      <text:p text:style-name="Text_20_body">● РабочийСтол/ПанельНавигации/НастройкиКомандногоИнтерфейса (Desktop/NavigationPanel/CommandInterfaceSettings) ‑ настройки панели навигации рабочего стола (в режиме совместимости с версией 8.3.2 и младше);</text:p>
      <text:p text:style-name="Text_20_body">● ОсновнойРаздел/ПанельНавигации/НастройкиКомандногоИнтерфейса (MainSection/NavigationPanel/CommandInterfaceSettings) ‑ настройки панели навигации рабочего стола (в режиме совместимости старше, чем версия 8.3.2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Подсистема.Продажи/ПанельНавигации/НастройкиКомандногоИнтерфейса</text:p>
      <text:p text:style-name="P1">РабочийСтол/ПанельДействий/НастройкиКомандногоИнтерфейса</text:p>
      <text:p text:style-name="Text_20_body">● Ключ настройки ‑ пустая строка.</text:p>
      <text:p text:style-name="Text_20_body">● Тип сохраняемого значения ‑ НастройкиКомандногоИнтерфейса. Объект без свойств и методов.</text:p>
      <text:p text:style-name="Text_20_body">Настройка: настройки печати табличного документа</text:p>
      <text:p text:style-name="Text_20_body">● Ключ объекта ‑ строковое значение, состоящее из Общее/НастройкиПечатиТабличногоДокумента/ (Common/SpreadsheetDocumentPrintSettings/) и имени параметров печати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Общее/НастройкиПечатиТабличногоДокумента/РасходнаяНакладная</text:p>
      <text:p text:style-name="Text_20_body">● Ключ настройки ‑ пустая строка.</text:p>
      <text:p text:style-name="Text_20_body">● Тип сохраняемого значения ‑ НастройкиПечатиТабличногоДокумента. Объект без свойств и методов.</text:p>
      <text:p text:style-name="Text_20_body">Настройка: настройки клиентского приложения</text:p>
      <text:p text:style-name="Text_20_body"><text:soft-page-break/>● Ключ объекта ‑ строковое значение Общее/НастройкиКлиентскогоПриложения (Common/ClientSettings).</text:p>
      <text:p text:style-name="Text_20_body">● Ключ настройки ‑ пустая строка.</text:p>
      <text:p text:style-name="Text_20_body">● Тип сохраняемого значения ‑ НастройкиКлиентскогоПриложения. Объект без свойств и методов. Содержит признак отображения команды Все функции, установки режима отладки при запуске, установки режима низкой скорости соединения (для веб-клиента), признак Внешняя диалога получения ссылки.</text:p>
      <text:p text:style-name="Text_20_body">Для интерфейса Такси в данных настройках дополнительно сохраняются изменения панелей относительно состава и расположения, заданного в конфигураторе.</text:p>
      <text:p text:style-name="Text_20_body">Настройка: настройки интерфейса клиентского приложения</text:p>
      <text:p text:style-name="Text_20_body">● Ключ объекта ‑ строковое значение Общее/НастройкиИнтерфейсаКлиентскогоПриложения (Common/ ClientApplicationInterfaceSettings).</text:p>
      <text:p text:style-name="Text_20_body">● Ключ настройки ‑ пустая строка.</text:p>
      <text:p text:style-name="Text_20_body">● Сохраняемое значение ‑ объект НастройкиИнтерфейсаКлиентскогоПриложения. Содержит настройки расположения панелей приложения.</text:p>
      <text:p text:style-name="Text_20_body">Настройка: настройки внешних компонент</text:p>
      <text:p text:style-name="Text_20_body">● Ключ объекта ‑ строковое значение НастройкиВнешнейКомпоненты/&lt;ИмяНастроекВнешнейКомпоненты&gt; (AddInSettings/&lt;ИмяНастроекВнешнейКомпоненты&gt;). Строковое значение &lt;ИмяНастроекВнешнейКомпоненты&gt; определяется внешней компонентой с помощью метода RegisterProfileAs().</text:p>
      <text:p text:style-name="Text_20_body">Пример ключа объек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НастройкиВнешнейКомпоненты/СканерШтрихКодов</text:p>
      <text:p text:style-name="Text_20_body">● Ключ настройки ‑ пустая строка.</text:p>
      <text:p text:style-name="Text_20_body">● Тип сохраняемого значения ‑ НастройкиВнешнейКомпоненты. Объект без свойств и методов.</text:p>
      <text:p text:style-name="Text_20_body">Настройка: настройки справочной системы</text:p>
      <text:p text:style-name="Text_20_body">● Ключ объекта ‑ строковое значение Общее/НастройкиСправки (Common/HelpSettings).</text:p>
      <text:p text:style-name="Text_20_body">● Ключ настройки ‑ пустая строка.</text:p>
      <text:p text:style-name="Text_20_body">● Тип сохраняемого значения ‑ НастройкиСправки. Объект без свойств и методов.</text:p>
      <text:p text:style-name="Text_20_body">Настройка: цветовые настройки параметров сравнения файлов</text:p>
      <text:p text:style-name="Text_20_body">● Ключ объекта ‑ строковое значение Общее/НастройкиСравнения (Common/ComparisonSettings).</text:p>
      <text:p text:style-name="Text_20_body">● Ключ настройки ‑ пустая строка.</text:p>
      <text:p text:style-name="Text_20_body">● Тип сохраняемого значения ‑ НастройкиСравнения. Объект без свойств и методов.</text:p>
      <text:p text:style-name="Text_20_body">Настройка: история поиска</text:p>
      <text:p text:style-name="Text_20_body">● Ключ объекта ‑ строковое значение Общее/ПараметрыПоискаТаблиц (Common/TableSearchParameters).</text:p>
      <text:p text:style-name="Text_20_body">● Ключ настройки ‑ пустая строка.</text:p>
      <text:p text:style-name="Text_20_body">● Тип сохраняемого значения ‑ список значений, содержащий список строк истории. Наиболее поздние элементы находятся в начале списка.</text:p>
      <text:p text:style-name="Text_20_body">Настройка: история выбора значений в поле ввода управляемой формы</text:p>
      <text:p text:style-name="Text_20_body"><text:soft-page-break/>● Ключ объекта ‑ строковое значение ИсторияВыбора (ChoiceHistory).</text:p>
      <text:p text:style-name="Text_20_body">● Ключ настройки ‑ пустая строка.</text:p>
      <text:p text:style-name="Text_20_body">● Тип сохраняемого значения ‑ объект НастройкиИсторииВыбора. Объект без свойств и метод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17:36.380072300</dc:date>
    <meta:editing-duration>PT59M37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9" meta:paragraph-count="233" meta:word-count="1729" meta:character-count="16476" meta:non-whitespace-character-count="14952"/>
  </office:meta>
</office:document-meta>
</file>